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6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SUFFERING (69:1-12, 19-28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DAVID'S SUFFERING (69:1-12, 19-28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From his foes (69:1-4, 10-12, 19-21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From his foes (69:1-4, 10-12, 19-21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Many hate him for no reason (69:1-4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y ridicule and mock him (69:10-12, 19-20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y give him poison for food and sour wine for drink (69:21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DAVID'S SUFFERING (69:1-12, 19-28):<text:s text:c="1"/></text:span><text:span text:style-name="a470" text:class-names=""/></text:p>
          </draw:text-box>
          <svg:title/>
          <svg:desc/>
        </draw:frame>
        <draw:frame draw:id="id90" presentation:style-name="a488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From his foes (69:1-4, 10-12, 19-21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From his flesh (69:5-6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From his family (69:8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><text:s text:c="1"/>From his faith (69:7, 9):<text:s text:c="1"/>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/></text:p>
              </text:list-item>
            </text:list>
          </draw:text-box>
          <svg:title/>
          <svg:desc/>
        </draw:frame>
      </draw:page>
      <draw:page draw:name="Slide5" draw:style-name="a489" draw:master-page-name="Master1-Layout12-tx-Title-and-Text" presentation:presentation-page-layout-name="Master1-PPL12" draw:id="Slide-260">
        <draw:frame draw:id="id91" presentation:style-name="a493" draw:name="Title 1" svg:x="1.38in" svg:y="0.4in" svg:width="10.6in" svg:height="1.44965in" presentation:class="title" presentation:placeholder="false">
          <draw:text-box>
            <text:p text:style-name="a492" text:class-names="" text:cond-style-name=""><text:span text:style-name="a490" text:class-names="">PSALM 69<text:s text:c="1"/></text:span><text:span text:style-name="a491" text:class-names=""/></text:p>
          </draw:text-box>
          <svg:title/>
          <svg:desc/>
        </draw:frame>
        <draw:frame draw:id="id92" presentation:style-name="a503" draw:name="Text Placeholder 2" svg:x="1.38in" svg:y="2in" svg:width="9.4in" svg:height="4.75868in" presentation:class="outline" presentation:placeholder="false">
          <draw:text-box>
            <text:list text:style-name="a496">
              <text:list-item>
                <text:p text:style-name="a495" text:class-names="" text:cond-style-name=""><text:span text:style-name="a494" text:class-names="">DAVID'S SUFFERING (69:1-12, 19-28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DAVID'S SUPPLICATION (69:13-18, 22-29, 19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</draw:page>
      <draw:page draw:name="Slide6" draw:style-name="a504" draw:master-page-name="Master1-Layout1-title-Title-Slide" presentation:presentation-page-layout-name="Master1-PPL1" draw:id="Slide-261">
        <draw:frame draw:id="id93" presentation:style-name="a508" draw:name="Title 1" svg:x="1.38in" svg:y="0.83in" svg:width="10.3in" svg:height="4.42in" presentation:class="title" presentation:placeholder="false">
          <draw:text-box>
            <text:p text:style-name="a507" text:class-names="" text:cond-style-name=""><text:span text:style-name="a505" text:class-names="">DAVID'S SUPPLICATION (69:13-18, 22-29, 19):<text:s text:c="1"/></text:span><text:span text:style-name="a506" text:class-names=""/></text:p>
          </draw:text-box>
          <svg:title/>
          <svg:desc/>
        </draw:frame>
        <draw:frame draw:id="id94" presentation:style-name="a513" draw:name="Subtitle 2" svg:x="1.38in" svg:y="5.25in" svg:width="10.3in" svg:height="1.85in" presentation:class="subtitle" presentation:placeholder="false">
          <draw:text-box>
            <text:p text:style-name="a510" text:class-names="" text:cond-style-name=""><text:span text:style-name="a509" text:class-names=""><text:s text:c="1"/>Regarding his enemies (69:22-28):<text:s text:c="1"/></text:span></text:p>
            <text:p text:style-name="a512" text:class-names="" text:cond-style-name=""><text:span text:style-name="a511" text:class-names=""/></text:p>
          </draw:text-box>
          <svg:title/>
          <svg:desc/>
        </draw:frame>
      </draw:page>
      <draw:page draw:name="Slide7" draw:style-name="a514" draw:master-page-name="Master1-Layout12-tx-Title-and-Text" presentation:presentation-page-layout-name="Master1-PPL12" draw:id="Slide-262">
        <draw:frame draw:id="id95" presentation:style-name="a518" draw:name="Title 1" svg:x="1.38in" svg:y="0.4in" svg:width="10.6in" svg:height="1.44965in" presentation:class="title" presentation:placeholder="false">
          <draw:text-box>
            <text:p text:style-name="a517" text:class-names="" text:cond-style-name=""><text:span text:style-name="a515" text:class-names=""><text:s text:c="1"/>Regarding his enemies (69:22-28):<text:s text:c="1"/></text:span><text:span text:style-name="a516" text:class-names=""/></text:p>
          </draw:text-box>
          <svg:title/>
          <svg:desc/>
        </draw:frame>
        <draw:frame draw:id="id96" presentation:style-name="a540" draw:name="Text Placeholder 2" svg:x="1.38in" svg:y="2in" svg:width="9.4in" svg:height="4.75868in" presentation:class="outline" presentation:placeholder="false">
          <draw:text-box>
            <text:list text:style-name="a521">
              <text:list-item>
                <text:p text:style-name="a520" text:class-names="" text:cond-style-name=""><text:span text:style-name="a519" text:class-names=""><text:s text:c="1"/>Take their security from them (69:22).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Blind them and make them weak (69:23).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Pour out your fury on them (69:24).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Make their homes desolate (69:25).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Do not let them go free (69:26-27).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Erase their names from the Book of Life (69:28).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8" draw:style-name="a541" draw:master-page-name="Master1-Layout12-tx-Title-and-Text" presentation:presentation-page-layout-name="Master1-PPL12" draw:id="Slide-263">
        <draw:frame draw:id="id97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DAVID'S SUPPLICATION (69:13-18, 22-29, 19):<text:s text:c="1"/></text:span><text:span text:style-name="a543" text:class-names=""/></text:p>
          </draw:text-box>
          <svg:title/>
          <svg:desc/>
        </draw:frame>
        <draw:frame draw:id="id98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Regarding his enemies (69:22-28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Regarding himself (69:13-18, 29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9" draw:style-name="a556" draw:master-page-name="Master1-Layout12-tx-Title-and-Text" presentation:presentation-page-layout-name="Master1-PPL12" draw:id="Slide-264">
        <draw:frame draw:id="id99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PSALM 69<text:s text:c="1"/></text:span><text:span text:style-name="a558" text:class-names=""/></text:p>
          </draw:text-box>
          <svg:title/>
          <svg:desc/>
        </draw:frame>
        <draw:frame draw:id="id100" presentation:style-name="a573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DAVID'S SUFFERING (69:1-12, 19-28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DAVID'S SUPPLICATION (69:13-18, 22-29, 19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DAVID'S SONG (69:30-36): David praises God for hearing his prayer and helping his people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69 </dc:title>
    <meta:initial-creator>David STRICKLAND</meta:initial-creator>
    <dc:creator>David STRICKLAND</dc:creator>
    <meta:creation-date>2020-02-22T17:38:38Z</meta:creation-date>
    <dc:date>2020-02-22T17:38:38Z</dc:date>
    <meta:template xlink:href="BibleStudy" xlink:type="simple"/>
    <meta:editing-cycles>1</meta:editing-cycles>
    <meta:editing-duration>PT0S</meta:editing-duration>
    <meta:document-statistic meta:paragraph-count="32" meta:word-count="274"/>
  </office:meta>
</office:document-meta>
</file>